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Engine.retrieve( ModuleRevisionId mrid , String destFilePattern , RetrieveOptions option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RetrieveEngine.RetrieveEngine( RetrieveEngineSettings settings , EventManager ev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Engine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trieveEngine.determineArtifactsToCopy( ModuleRevisionId mrid , String destFilePattern , RetrieveOptions option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RetrieveEngine.sync( Collection target , Collection exist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trieveEngine.getConflictResolvingPolic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trieveEngine.getConfs( ModuleRevisionId mrid , Retrieve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trieveEngine.upToDate( File source , Fil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rieveEngine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